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bold"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bold"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1.00pt" fo:font-weight="bold"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bold"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bold" fo:font-family="Calibri" style:font-family-asian="Calibri" style:font-family-complex="Calibri" fo:background-color="transparent" fo:color="#000000"/>
    </style:style>
    <style:style style:name="T388" style:family="text">
      <style:text-properties fo:font-size="11.00pt" fo:font-weight="normal" fo:font-family="Calibri" style:font-family-asian="Calibri" style:font-family-complex="Calibri" fo:background-color="transparent" fo:color="#000000"/>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bold" fo:font-family="Calibri" style:font-family-asian="Calibri" style:font-family-complex="Calibri" fo:background-color="transparent" fo:color="#000000"/>
    </style:style>
    <style:style style:name="T391" style:family="text">
      <style:text-properties fo:font-size="11.00pt" fo:font-weight="normal" fo:font-family="Calibri" style:font-family-asian="Calibri" style:font-family-complex="Calibri" fo:background-color="transparent" fo:color="#000000"/>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bold" fo:font-family="Calibri" style:font-family-asian="Calibri" style:font-family-complex="Calibri" fo:background-color="transparent" fo:color="#000000"/>
    </style:style>
    <style:style style:name="T394" style:family="text">
      <style:text-properties fo:font-size="11.00pt" fo:font-weight="normal" fo:font-family="Calibri" style:font-family-asian="Calibri" style:font-family-complex="Calibri" fo:background-color="transparent" fo:color="#000000"/>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bold" fo:font-family="Calibri" style:font-family-asian="Calibri" style:font-family-complex="Calibri" fo:background-color="transparent" style:use-window-font-color="true"/>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fo:color="#000000"/>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normal" fo:font-family="Calibri" style:font-family-asian="Calibri" style:font-family-complex="Calibri" fo:background-color="transparent" fo:color="#000000"/>
    </style:style>
    <style:style style:name="T401" style:family="text">
      <style:text-properties fo:font-size="11.00pt" fo:font-weight="normal" fo:font-family="Calibri" style:font-family-asian="Calibri" style:font-family-complex="Calibri" fo:background-color="transparent" fo:color="#000000"/>
    </style:style>
    <style:style style:name="T402" style:family="text">
      <style:text-properties fo:font-size="11.00pt" fo:font-weight="normal" fo:font-family="Calibri" style:font-family-asian="Calibri" style:font-family-complex="Calibri" fo:background-color="transparent" fo:color="#000000"/>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normal" fo:font-family="Calibri" style:font-family-asian="Calibri" style:font-family-complex="Calibri" fo:background-color="transparent" fo:color="#000000"/>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Calibri" style:font-family-asian="Calibri" style:font-family-complex="Calibri" fo:background-color="transparent" fo:color="#000000"/>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bold" fo:font-family="Calibri" style:font-family-asian="Calibri" style:font-family-complex="Calibri" fo:background-color="transparent" fo:color="#000000"/>
    </style:style>
    <style:style style:name="T409" style:family="text">
      <style:text-properties fo:font-size="11.00pt" fo:font-weight="normal" fo:font-family="Calibri" style:font-family-asian="Calibri" style:font-family-complex="Calibri" fo:background-color="transparent" fo:color="#000000"/>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1.00pt" fo:font-weight="bold" fo:font-family="Calibri" style:font-family-asian="Calibri" style:font-family-complex="Calibri" fo:background-color="transparent" fo:color="#000000"/>
    </style:style>
    <style:style style:name="T413" style:family="text">
      <style:text-properties fo:font-size="11.00pt" fo:font-weight="normal" fo:font-family="Calibri" style:font-family-asian="Calibri" style:font-family-complex="Calibri" fo:background-color="transparent" fo:color="#000000"/>
    </style:style>
    <style:style style:name="T41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style:style style:name="P331" style:family="paragraph">
      <style:paragraph-properties fo:line-height="115.00%" fo:text-align="left" fo:margin-bottom="10.00pt"/>
    </style:style>
    <style:style style:name="P332" style:family="paragraph">
      <style:paragraph-properties fo:line-height="115.00%" fo:text-align="center"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style:style style:name="P335" style:family="paragraph">
      <style:paragraph-properties fo:line-height="115.00%" fo:text-align="center" fo:margin-bottom="1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15.00%" fo:text-align="left" fo:margin-left="-18.00pt" fo:text-indent="18.00pt" fo:margin-bottom="10.00pt"/>
    </style:style>
    <style:style style:name="P337" style:family="paragraph">
      <style:paragraph-properties fo:line-height="115.00%" fo:text-align="left" fo:margin-bottom="10.00pt"/>
    </style:style>
    <style:style style:name="P338" style:family="paragraph">
      <style:paragraph-properties fo:line-height="115.00%" fo:text-align="center" fo:margin-bottom="10.00pt"/>
    </style:style>
    <style:style style:name="P339" style:family="paragraph">
      <style:paragraph-properties fo:line-height="115.00%" fo:text-align="left"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bottom="10.00pt"/>
    </style:style>
    <text:list-style style:name="L342">
      <text:list-level-style-bullet text:level="1" text:bullet-char="•">
        <style:list-level-properties text:space-before="0.00pt" text:min-label-width="18.00pt"/>
        <style:text-properties fo:font-family="Symbol"/>
      </text:list-level-style-bullet>
    </text:list-style>
    <style:style style:name="P342" style:family="paragraph">
      <style:paragraph-properties fo:line-height="115.00%" fo:text-align="left" fo:margin-left="-18.00pt" fo:text-indent="18.00pt" fo:margin-bottom="10.00pt"/>
    </style:style>
    <style:style style:name="P343" style:family="paragraph">
      <style:paragraph-properties fo:line-height="115.00%" fo:text-align="left" fo:margin-bottom="10.00pt"/>
    </style:style>
    <text:list-style style:name="L344">
      <text:list-level-style-bullet text:level="1" text:bullet-char="•">
        <style:list-level-properties text:space-before="0.00pt" text:min-label-width="18.00pt"/>
        <style:text-properties fo:font-family="Symbol"/>
      </text:list-level-style-bullet>
    </text:list-style>
    <style:style style:name="P344" style:family="paragraph">
      <style:paragraph-properties fo:line-height="115.00%" fo:text-align="left" fo:margin-left="-18.00pt" fo:text-indent="18.00pt" fo:margin-bottom="10.00pt"/>
    </style:style>
    <style:style style:name="P345"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text:span><text:span text:style-name="T378"/></text:p>
      <text:p text:style-name="P329"><text:span text:style-name="T379">To do:</text:span><text:span text:style-name="T380"/></text:p>
      <text:p text:style-name="P329"><text:span text:style-name="T380">- Implement new states</text:span></text:p>
      <text:p text:style-name="P329"><text:span text:style-name="T380">- update old states</text:span></text:p>
      <text:p text:style-name="P329"><text:span text:style-name="T380">- update state effect logic (modify character data where possible, instead of on combat start effect)</text:span></text:p>
      <text:p text:style-name="P329"><text:span text:style-name="T380">- find / implement new state images</text:span></text:p>
      <text:p text:style-name="P329"><text:span text:style-name="T380">- Update state icon view</text:span></text:p>
      <text:p text:style-name="P329"><text:span text:style-name="T380">- update state panel UI view</text:span></text:p>
      <text:p text:style-name="P329"><text:span text:style-name="T380">- Update state card in loot screen view</text:span><text:span text:style-name="T381"/></text:p>
      <text:p text:style-name="P329"><text:span text:style-name="T381"/></text:p>
      <text:p text:style-name="P329"><text:span text:style-name="T381">EXTRA</text:span><text:span text:style-name="T38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29"><text:span text:style-name="T382"/></text:p>
      <text:p text:style-name="P329"><text:span text:style-name="T383">MORE EXTRA</text:span><text:span text:style-name="T384">: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span text:style-name="T385"/></text:p>
      <text:p text:style-name="P329"><text:span text:style-name="T386"/></text:p>
      <text:p text:style-name="P330"><text:span text:style-name="T387">Sprint XX: Rework Shop/Village event + views</text:span></text:p>
      <text:p text:style-name="P331"><text:span text:style-name="T388">- </text:span></text:p>
      <text:p text:style-name="P331"><text:span text:style-name="T388">-<text:s/></text:span><text:span text:style-name="T389"/></text:p>
      <text:p text:style-name="P331"><text:span text:style-name="T389"/></text:p>
      <text:p text:style-name="P331"><text:span text:style-name="T389"/></text:p>
      <text:p text:style-name="P332"><text:span text:style-name="T390">Sprint XX: Rework Items and Item Views</text:span></text:p>
      <text:list text:style-name="L333">
        <text:list-item>
          <text:p text:style-name="P333"><text:span text:style-name="T391">Create new itemEffect enum types for new items in ItemDataSO</text:span></text:p>
        </text:list-item>
        <text:list-item>
          <text:p text:style-name="P333"><text:span text:style-name="T391">update descriptions in text logic</text:span></text:p>
        </text:list-item>
        <text:list-item>
          <text:p text:style-name="P333"><text:span text:style-name="T391">update item effect application logic in ItemManager/Controller for new item effects</text:span></text:p>
        </text:list-item>
        <text:list-item>
          <text:p text:style-name="P333"><text:span text:style-name="T391">Find<text:s text:c="2"/>new sprites for the new items</text:span></text:p>
        </text:list-item>
        <text:list-item>
          <text:p text:style-name="P333"><text:span text:style-name="T391">Implement ring and neck slot logic</text:span></text:p>
        </text:list-item>
        <text:list-item>
          <text:p text:style-name="P333"><text:span text:style-name="T391">update state views</text:span><text:span text:style-name="T392"/></text:p>
        </text:list-item>
      </text:list>
      <text:p text:style-name="P334"><text:span text:style-name="T392"/></text:p>
      <text:p text:style-name="P334"><text:span text:style-name="T392"/></text:p>
      <text:p text:style-name="P335"><text:span text:style-name="T393">Sprint XX: More world map prefabs, implement new travelling rules, update world view</text:span></text:p>
      <text:list text:style-name="L336">
        <text:list-item>
          <text:p text:style-name="P336"><text:span text:style-name="T393">World Map</text:span></text:p>
        </text:list-item>
        <text:list-item>
          <text:p text:style-name="P336"><text:span text:style-name="T394">Implement at least 3 different world map prefabs</text:span></text:p>
        </text:list-item>
        <text:list-item>
          <text:p text:style-name="P336"><text:span text:style-name="T394">Make each world map unique and interesting</text:span></text:p>
        </text:list-item>
        <text:list-item>
          <text:p text:style-name="P336"><text:span text:style-name="T394">Travelling rules</text:span></text:p>
        </text:list-item>
        <text:list-item>
          <text:p text:style-name="P336"><text:span text:style-name="T394">Update method GetNextAvailbleEncounters()</text:span></text:p>
        </text:list-item>
        <text:list-item>
          <text:p text:style-name="P336"><text:span text:style-name="T394">if player is at position 1, they can only choose positions 1 and 2 in the next row</text:span></text:p>
        </text:list-item>
        <text:list-item>
          <text:p text:style-name="P336"><text:span text:style-name="T394">if player is at position 2, they can choose any of the 3 encounters in the next row</text:span></text:p>
        </text:list-item>
        <text:list-item>
          <text:p text:style-name="P336"><text:span text:style-name="T394">if the player is at position 3, they can only choose positions 3 and 2 in the next row</text:span></text:p>
        </text:list-item>
      </text:list>
      <text:p text:style-name="P337"><text:span text:style-name="T395"/></text:p>
      <text:p text:style-name="P337"><text:span text:style-name="T396">Sprint ??: Update team creation and character roster views</text:span><text:span text:style-name="T397"/></text:p>
      <text:p text:style-name="P337"><text:span text:style-name="T397"/></text:p>
      <text:p text:style-name="P337"><text:span text:style-name="T397"/></text:p>
      <text:p text:style-name="P337"><text:span text:style-name="T397"/></text:p>
      <text:p text:style-name="P337"><text:span text:style-name="T397"/></text:p>
      <text:p text:style-name="P338"><text:span text:style-name="T398">Sprints</text:span></text:p>
      <text:p text:style-name="P339"><text:span text:style-name="T399"/></text:p>
      <text:p text:style-name="P339"><text:span text:style-name="T400">Sprint ??: Implement difficulty system</text:span></text:p>
      <text:p text:style-name="P339"><text:span text:style-name="T400">Sprint ??: Rework camp site event + views</text:span></text:p>
      <text:p text:style-name="P339"><text:span text:style-name="T400">Sprint ??:<text:s/></text:span><text:span text:style-name="T401">Rework States, Update kings blessing start event</text:span><text:span text:style-name="T402"/></text:p>
      <text:p text:style-name="P339"><text:span text:style-name="T402">Sprint ??: Rework Shop/Village event + views</text:span></text:p>
      <text:p text:style-name="P339"><text:span text:style-name="T402">Sprint ??: Update old items, implement new items</text:span></text:p>
      <text:p text:style-name="P339"><text:span text:style-name="T402">Sprint ??: Implement Act 2 logic (after killing boss, restart act 1, but increase power of enemies)</text:span></text:p>
      <text:p text:style-name="P339"><text:span text:style-name="T403"/></text:p>
      <text:p text:style-name="P339"><text:span text:style-name="T403"/></text:p>
      <text:p text:style-name="P339"><text:span text:style-name="T404">Sprint ??: Combat helper system</text:span></text:p>
      <text:p text:style-name="P339"><text:span text:style-name="T404">Sprint ??: Error helper system</text:span></text:p>
      <text:p text:style-name="P339"><text:span text:style-name="T404">Sprint ??: Rework starting presets / tweak tree abilities + passives</text:span></text:p>
      <text:p text:style-name="P339"><text:span text:style-name="T404">Sprint ??: More spell / ability VFXs / Fix old VFX spaziness from rigid body</text:span></text:p>
      <text:p text:style-name="P339"><text:span text:style-name="T404">Sprint ??: UCM / Item view updates (items change model appearance)</text:span></text:p>
      <text:p text:style-name="P339"><text:span text:style-name="T404">Sprint ??: Character preset builder screen / features</text:span></text:p>
      <text:p text:style-name="P339"><text:span text:style-name="T404">Sprint ??: Re work shop view</text:span></text:p>
      <text:p text:style-name="P339"><text:span text:style-name="T404">Sprint ??: Rework camp site view</text:span></text:p>
      <text:p text:style-name="P339"><text:span text:style-name="T404">Sprint ??: More enemies and elites</text:span></text:p>
      <text:p text:style-name="P339"><text:span text:style-name="T404">Sprint ??: Rework assassination tree and other trees + abilities</text:span></text:p>
      <text:p text:style-name="P339"><text:span text:style-name="T404">Sprint ??: Item cards display info boxes about the passives they grant</text:span></text:p>
      <text:p text:style-name="P339"><text:span text:style-name="T404">Sprint ??: Make mobile ready</text:span></text:p>
      <text:p text:style-name="P339"><text:span text:style-name="T404">Sprint ??: Player prefs / load and save game</text:span></text:p>
      <text:p text:style-name="P339"><text:span text:style-name="T404">Sprint ??: Loading screen tips.</text:span></text:p>
      <text:p text:style-name="P339"><text:span text:style-name="T405"/></text:p>
      <text:p text:style-name="P339"><text:span text:style-name="T405"/></text:p>
      <text:p text:style-name="P339"><text:span text:style-name="T406">Things that need better mouse over info logic</text:span></text:p>
      <text:list text:style-name="L340">
        <text:list-item>
          <text:p text:style-name="P340"><text:span text:style-name="T406">status icons on entities</text:span></text:p>
        </text:list-item>
        <text:list-item>
          <text:p text:style-name="P340"><text:span text:style-name="T406">item cards show info about the passives they grant</text:span></text:p>
        </text:list-item>
        <text:list-item>
          <text:p text:style-name="P340"><text:span text:style-name="T406">character roster: all stats and attributes display info on what they mean/do</text:span></text:p>
        </text:list-item>
      </text:list>
      <text:p text:style-name="P341"><text:span text:style-name="T407"/></text:p>
      <text:p text:style-name="P341"><text:span text:style-name="T407"/></text:p>
      <text:p text:style-name="P341"><text:span text:style-name="T408">To do Before giving out for play testing</text:span></text:p>
      <text:list text:style-name="L342">
        <text:list-item>
          <text:p text:style-name="P342"><text:span text:style-name="T409">TIP SYSTEM!: at least while screen loading, something simple.</text:span></text:p>
        </text:list-item>
        <text:list-item>
          <text:p text:style-name="P342"><text:span text:style-name="T409">Action queue system (prevent players from accidently breaking game by using an ability while another ability action is not yet resolved) DONE</text:span></text:p>
        </text:list-item>
        <text:list-item>
          <text:p text:style-name="P342"><text:span text:style-name="T409">Game over victory and game over defeat events confirmed to work properly DONE</text:span></text:p>
        </text:list-item>
        <text:list-item>
          <text:p text:style-name="P342"><text:span text:style-name="T409">Player Prefs / save game / load saved game feature</text:span></text:p>
        </text:list-item>
        <text:list-item>
          <text:p text:style-name="P342"><text:span text:style-name="T409">quit button on main menu closes application DONE</text:span></text:p>
        </text:list-item>
        <text:list-item>
          <text:p text:style-name="P342"><text:span text:style-name="T409">Re do status icons view system DONE</text:span></text:p>
        </text:list-item>
        <text:list-item>
          <text:p text:style-name="P342"><text:span text:style-name="T409">update ability card views / make an ability card prefab DONE</text:span></text:p>
        </text:list-item>
        <text:list-item>
          <text:p text:style-name="P342"><text:span text:style-name="T410">combat helper system integrated with defender orders (choose a target, choose a tile, etc)</text:span></text:p>
        </text:list-item>
        <text:list-item>
          <text:p text:style-name="P342"><text:span text:style-name="T410">in future, this info panel will have a cancel button for mobile, since mobile users cant right click</text:span></text:p>
        </text:list-item>
        <text:list-item>
          <text:p text:style-name="P342"><text:span text:style-name="T410">error helper system</text:span></text:p>
        </text:list-item>
        <text:list-item>
          <text:p text:style-name="P342"><text:span text:style-name="T410">combat system (“Invalid target: out of range, target has stealth etc. You don't have enough energy for that! Cant use ability: Character is silenced, etc etc)”</text:span></text:p>
        </text:list-item>
        <text:list-item>
          <text:p text:style-name="P342"><text:span text:style-name="T410">Update kings blessing event buttons views DONE</text:span></text:p>
        </text:list-item>
      </text:list>
      <text:p text:style-name="P343"><text:span text:style-name="T411"/></text:p>
      <text:p text:style-name="P343"><text:span text:style-name="T411"/></text:p>
      <text:p text:style-name="P343"><text:span text:style-name="T411"/></text:p>
      <text:p text:style-name="P343"><text:span text:style-name="T412">Views and Visuals to update (general over view)</text:span></text:p>
      <text:list text:style-name="L344">
        <text:list-item>
          <text:p text:style-name="P344"><text:span text:style-name="T413">Main menu screen</text:span></text:p>
        </text:list-item>
        <text:list-item>
          <text:p text:style-name="P344"><text:span text:style-name="T413">Team builder screen</text:span></text:p>
        </text:list-item>
        <text:list-item>
          <text:p text:style-name="P344"><text:span text:style-name="T413">World Map</text:span></text:p>
        </text:list-item>
        <text:list-item>
          <text:p text:style-name="P344"><text:span text:style-name="T413">Character Panel</text:span></text:p>
        </text:list-item>
        <text:list-item>
          <text:p text:style-name="P344"><text:span text:style-name="T413">Front Page</text:span></text:p>
        </text:list-item>
        <text:list-item>
          <text:p text:style-name="P344"><text:span text:style-name="T413">Talents Page</text:span></text:p>
        </text:list-item>
        <text:list-item>
          <text:p text:style-name="P344"><text:span text:style-name="T413">Camp site screen</text:span></text:p>
        </text:list-item>
        <text:list-item>
          <text:p text:style-name="P344"><text:span text:style-name="T413">Shop screen</text:span></text:p>
        </text:list-item>
        <text:list-item>
          <text:p text:style-name="P344"><text:span text:style-name="T413">Game Level</text:span></text:p>
        </text:list-item>
        <text:list-item>
          <text:p text:style-name="P344"><text:span text:style-name="T413">Level BG</text:span></text:p>
        </text:list-item>
        <text:list-item>
          <text:p text:style-name="P344"><text:span text:style-name="T413">Tiles</text:span></text:p>
        </text:list-item>
        <text:list-item>
          <text:p text:style-name="P344"><text:span text:style-name="T413">Enemy Info panels</text:span></text:p>
        </text:list-item>
        <text:list-item>
          <text:p text:style-name="P344"><text:span text:style-name="T413">Top Panel</text:span></text:p>
        </text:list-item>
        <text:list-item>
          <text:p text:style-name="P344"><text:span text:style-name="T413">States View</text:span></text:p>
        </text:list-item>
        <text:list-item>
          <text:p text:style-name="P344"><text:span text:style-name="T413">Defender ability bar view</text:span></text:p>
        </text:list-item>
        <text:list-item>
          <text:p text:style-name="P344"><text:span text:style-name="T413">All new ability + passive icons</text:span></text:p>
        </text:list-item>
        <text:list-item>
          <text:p text:style-name="P344"><text:span text:style-name="T413">Ability Info Panel</text:span></text:p>
        </text:list-item>
        <text:list-item>
          <text:p text:style-name="P344"><text:span text:style-name="T413">Items + Item Cards</text:span></text:p>
        </text:list-item>
        <text:list-item>
          <text:p text:style-name="P344"><text:span text:style-name="T413">States + State Cards</text:span></text:p>
        </text:list-item>
      </text:list>
      <text:p text:style-name="P345"><text:span text:style-name="T414"/></text:p>
      <text:p text:style-name="P345"><text:span text:style-name="T414"/></text:p>
      <text:p text:style-name="P345"><text:span text:style-name="T414"/></text:p>
      <text:p text:style-name="P345"><text:span text:style-name="T414"/></text:p>
      <text:p text:style-name="P345"><text:span text:style-name="T414"/></text:p>
      <text:p text:style-name="P345"><text:span text:style-name="T414"/></text:p>
      <text:p text:style-name="P345"><text:span text:style-name="T414"/></text:p>
      <text:p text:style-name="P345"><text:span text:style-name="T414"/></text:p>
      <text:p text:style-name="P345"><text:span text:style-name="T414"/></text:p>
      <text:p text:style-name="P345"><text:span text:style-name="T41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